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000000357F306AE8F223D138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ama Nueva" svg:font-family="'Miama Nueva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top="0cm" fo:margin-bottom="0.635cm" style:contextual-spacing="false" fo:line-height="150%" fo:text-align="center" style:justify-single-word="false"/>
    </style:style>
    <style:style style:name="P3" style:family="paragraph" style:parent-style-name="Standard">
      <style:paragraph-properties fo:margin-top="0cm" fo:margin-bottom="0.847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.212cm" fo:margin-bottom="0.282cm" style:contextual-spacing="false" fo:text-align="center" style:justify-single-word="false"/>
      <style:text-properties style:font-name="Miama Nueva" fo:font-size="48pt" fo:font-weight="bold" style:font-size-asian="48pt" style:font-weight-asian="bold" style:font-size-complex="48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Miama Nueva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Miama Nueva" fo:font-size="22pt" style:font-size-asian="22pt" style:font-size-complex="22pt"/>
    </style:style>
    <style:style style:name="T1" style:family="text">
      <style:text-properties style:font-name="Miama Nuev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Miama Nueva" fo:font-size="24pt" fo:font-weight="bold" officeooo:rsid="001876e1" style:font-size-asian="24pt" style:font-weight-asian="bold" style:font-size-complex="24pt" style:font-weight-complex="bold"/>
    </style:style>
    <style:style style:name="T3" style:family="text">
      <style:text-properties style:font-name="Miama Nueva"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style:font-name="Miama Nueva" fo:font-size="24pt" fo:language="en" fo:country="US" fo:font-weight="bold" officeooo:rsid="001876e1" style:font-size-asian="24pt" style:font-weight-asian="bold" style:font-size-complex="24pt" style:font-weight-complex="bold"/>
    </style:style>
    <style:style style:name="T5" style:family="text">
      <style:text-properties style:font-name="Miama Nueva" fo:font-size="24pt" fo:language="en" fo:country="US" fo:font-weight="bold" officeooo:rsid="001a6c08" style:font-size-asian="24pt" style:font-weight-asian="bold" style:font-size-complex="24pt" style:font-weight-complex="bold"/>
    </style:style>
    <style:style style:name="T6" style:family="text">
      <style:text-properties style:font-name="Miama Nueva" fo:font-size="22pt" style:font-size-asian="22pt" style:font-size-complex="22pt"/>
    </style:style>
    <style:style style:name="T7" style:family="text">
      <style:text-properties style:font-name="Miama Nueva" fo:font-size="22pt" officeooo:rsid="001876e1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language="en" fo:country="US" style:text-underline-style="none" officeooo:rsid="001876e1" style:font-size-asian="22pt" style:font-size-complex="2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ЕРТИФИКАТ</text:p>
      <text:p text:style-name="P5">на получение доступа к сайту лечебных игр</text:p>
      <text:p text:style-name="P2"><text:span text:style-name="T5">game</text:span><text:span text:style-name="T1">.</text:span><text:span text:style-name="T5">test</text:span><text:span text:style-name="T1">.</text:span><text:span text:style-name="T4">ru</text:span></text:p>
      <text:p text:style-name="P6">Для подключения используйте</text:p>
      <text:p text:style-name="P1"><text:span text:style-name="T6">Ваш </text:span><text:span text:style-name="T7">login</text:span><text:span text:style-name="T6">:</text:span><text:span text:style-name="T8"> </text:span><text:span text:style-name="Internet_20_link"><text:span text:style-name="T9">{{login}}</text:span></text:span></text:p>
      <text:p text:style-name="P3"><text:span text:style-name="T6">Пароль:</text:span><text:span text:style-name="T8"> </text:span><text:span text:style-name="Internet_20_link"><text:span text:style-name="T9">{{password}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ama Nueva" svg:font-family="'Miama Nueva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3.501cm" fo:margin-left="3.752cm" fo:margin-right="3.447cm" style:writing-mode="lr-tb" style:layout-grid-color="#c0c0c0" style:layout-grid-lines="2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3cm" fo:margin-left="0cm" fo:margin-right="0cm" fo:margin-bottom="2.4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Рисунок 33" text:anchor-type="char" svg:x="-3.808cm" svg:y="-1.249cm" svg:width="29.757cm" svg:height="21.034cm" draw:z-index="0"><draw:image xlink:href="Pictures/10000000000004B000000357F306AE8F223D13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arozhilov Mikhail</meta:initial-creator>
    <meta:editing-cycles>8</meta:editing-cycles>
    <meta:print-date>2023-07-28T14:28:00</meta:print-date>
    <meta:creation-date>2023-07-28T14:25:00</meta:creation-date>
    <dc:date>2024-05-21T20:08:19.667463820</dc:date>
    <meta:editing-duration>PT37M39S</meta:editing-duration>
    <meta:generator>LibreOffice/7.3.7.2$Linux_X86_64 LibreOffice_project/30$Build-2</meta:generator>
    <meta:document-statistic meta:table-count="0" meta:image-count="1" meta:object-count="0" meta:page-count="1" meta:paragraph-count="6" meta:word-count="17" meta:character-count="130" meta:non-whitespace-character-count="119"/>
    <meta:user-defined meta:name="AppVersion">16.0000</meta:user-defined>
    <meta:template xlink:type="simple" xlink:actuate="onRequest" xlink:title="Normal" xlink:href=""/>
  </office:meta>
</office:document-meta>
</file>